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text-properties style:font-name="Times New Roman"/>
    </style:style>
    <style:style style:name="P15" style:parent-style-name="Normal" style:family="paragraph">
      <style:text-properties style:font-name="Times New Roman"/>
    </style:style>
    <style:style style:name="P16" style:parent-style-name="Normal" style:family="paragraph">
      <style:paragraph-properties fo:break-before="page"/>
      <style:text-properties style:font-name="Times New Roman"/>
    </style:style>
    <style:style style:name="P17" style:parent-style-name="Heading1" style:family="paragraph">
      <style:paragraph-properties fo:text-align="center"/>
      <style:text-properties style:font-name="Times New Roman" fo:font-weight="bold" style:font-weight-asian="bold" style:font-weight-complex="bold"/>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fo:font-style="italic" style:font-style-asian="italic" style:font-style-complex="italic"/>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fo:font-style="italic" style:font-style-asian="italic" style:font-style-complex="italic"/>
    </style:style>
    <style:style style:name="T23" style:parent-style-name="DefaultParagraphFont" style:family="text">
      <style:text-properties style:font-name="Times New Roman"/>
    </style:style>
    <style:style style:name="P24" style:parent-style-name="Heading1" style:family="paragraph">
      <style:text-properties style:font-name="Times New Roman" fo:font-weight="bold" style:font-weight-asian="bold" style:font-weight-complex="bold"/>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fo:font-style="italic" style:font-style-asian="italic" style:font-style-complex="italic"/>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fo:font-style="italic" style:font-style-asian="italic" style:font-style-complex="italic"/>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fo:font-weight="bold" style:font-weight-asian="bold" style:font-weight-complex="bold"/>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fo:font-weight="bold" style:font-weight-asian="bold" style:font-weight-complex="bold"/>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fo:font-style="italic" style:font-style-asian="italic" style:font-style-complex="italic"/>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fo:font-weight="bold" style:font-weight-asian="bold" style:font-weight-complex="bold"/>
    </style:style>
    <style:style style:name="T39" style:parent-style-name="DefaultParagraphFont" style:family="text">
      <style:text-properties style:font-name="Times New Roman"/>
    </style:style>
    <style:style style:name="P40" style:parent-style-name="Normal" style:family="paragraph">
      <style:text-properties style:font-name="Times New Roman"/>
    </style:style>
    <style:style style:name="P41" style:parent-style-name="Heading1" style:family="paragraph">
      <style:paragraph-properties fo:text-align="center"/>
      <style:text-properties style:font-name="Times New Roman" fo:font-weight="bold" style:font-weight-asian="bold" style:font-weight-complex="bold"/>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fo:font-style="italic" style:font-style-asian="italic" style:font-style-complex="italic"/>
    </style:style>
    <style:style style:name="T44" style:parent-style-name="DefaultParagraphFont" style:family="text">
      <style:text-properties style:font-name="Times New Roman"/>
    </style:style>
    <style:style style:name="P45" style:parent-style-name="Normal" style:family="paragraph">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fo:font-weight="bold" style:font-weight-asian="bold" style:font-weight-complex="bold"/>
    </style:style>
    <style:style style:name="T48" style:parent-style-name="DefaultParagraphFont" style:family="text">
      <style:text-properties style:font-name="Times New Roman"/>
    </style:style>
    <style:style style:name="P49" style:parent-style-name="Heading1" style:family="paragraph">
      <style:paragraph-properties fo:text-align="center"/>
      <style:text-properties style:font-name="Times New Roman" fo:font-weight="bold" style:font-weight-asian="bold" style:font-weight-complex="bold"/>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fo:font-weight="bold" style:font-weight-asian="bold" style:font-weight-complex="bold"/>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fo:font-weight="bold" style:font-weight-asian="bold" style:font-weight-complex="bold"/>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fo:font-style="italic" style:font-style-asian="italic" style:font-style-complex="italic"/>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weight="bold" style:font-weight-asian="bold" style:font-weight-complex="bold"/>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font-style="italic" style:font-style-asian="italic" style:font-style-complex="italic"/>
    </style:style>
    <style:style style:name="T60" style:parent-style-name="DefaultParagraphFont" style:family="text">
      <style:text-properties style:font-name="Times New Roman" fo:font-weight="bold" style:font-weight-asian="bold" style:font-weight-complex="bold"/>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fo:font-style="italic" style:font-style-asian="italic" style:font-style-complex="italic"/>
    </style:style>
    <style:style style:name="T64" style:parent-style-name="DefaultParagraphFont" style:family="text">
      <style:text-properties style:font-name="Times New Roman"/>
    </style:style>
    <style:style style:name="P65" style:parent-style-name="Heading1" style:family="paragraph">
      <style:paragraph-properties fo:text-align="center"/>
      <style:text-properties style:font-name="Times New Roman" fo:font-weight="bold" style:font-weight-asian="bold" style:font-weight-complex="bold"/>
    </style:style>
    <style:style style:name="P66" style:parent-style-name="Heading2" style:family="paragraph">
      <style:paragraph-properties fo:text-align="center"/>
      <style:text-properties style:font-name="Times New Roman" fo:font-weight="bold" style:font-weight-asian="bold" style:font-weight-complex="bold"/>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font-weight="bold" style:font-weight-asian="bold" style:font-weight-complex="bold"/>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fo:font-weight="bold" style:font-weight-asian="bold" style:font-weight-complex="bold"/>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font-weight="bold" style:font-weight-asian="bold" style:font-weight-complex="bold"/>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fo:font-weight="bold" style:font-weight-asian="bold" style:font-weight-complex="bold"/>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style="italic" style:font-style-asian="italic" style:font-style-complex="italic"/>
    </style:style>
    <style:style style:name="T79" style:parent-style-name="DefaultParagraphFont" style:family="text">
      <style:text-properties style:font-name="Times New Roman"/>
    </style:style>
    <style:style style:name="P80" style:parent-style-name="Heading2" style:family="paragraph">
      <style:paragraph-properties fo:text-align="center"/>
      <style:text-properties style:font-name="Times New Roman" fo:font-weight="bold" style:font-weight-asian="bold" style:font-weight-complex="bold"/>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font-weight="bold" style:font-weight-asian="bold" style:font-weight-complex="bold"/>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fo:font-weight="bold" style:font-weight-asian="bold" style:font-weight-complex="bold"/>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fo:font-style="italic" style:font-style-asian="italic" style:font-style-complex="italic"/>
    </style:style>
    <style:style style:name="T87" style:parent-style-name="DefaultParagraphFont" style:family="text">
      <style:text-properties style:font-name="Times New Roman"/>
    </style:style>
    <style:style style:name="P88" style:parent-style-name="Heading2" style:family="paragraph">
      <style:paragraph-properties fo:text-align="center"/>
      <style:text-properties style:font-name="Times New Roman" fo:font-weight="bold" style:font-weight-asian="bold" style:font-weight-complex="bold"/>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font-weight="bold" style:font-weight-asian="bold" style:font-weight-complex="bold"/>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font-weight="bold" style:font-weight-asian="bold" style:font-weight-complex="bold"/>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font-weight="bold" style:font-weight-asian="bold" style:font-weight-complex="bold"/>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fo:font-weight="bold" style:font-weight-asian="bold" style:font-weight-complex="bold"/>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fo:font-style="italic" style:font-style-asian="italic" style:font-style-complex="italic"/>
    </style:style>
    <style:style style:name="T99" style:parent-style-name="DefaultParagraphFont" style:family="text">
      <style:text-properties style:font-name="Times New Roman"/>
    </style:style>
    <style:style style:name="P100" style:parent-style-name="Heading1" style:family="paragraph">
      <style:paragraph-properties fo:text-align="center"/>
      <style:text-properties style:font-name="Times New Roman" fo:font-weight="bold" style:font-weight-asian="bold" style:font-weight-complex="bold"/>
    </style:style>
    <style:style style:name="P101" style:parent-style-name="Normal" style:family="paragraph">
      <style:text-properties style:font-name="Times New Roman"/>
    </style:style>
    <style:style style:name="P102" style:parent-style-name="Heading1" style:family="paragraph">
      <style:paragraph-properties fo:text-align="center"/>
      <style:text-properties style:font-name="Times New Roman" fo:font-weight="bold" style:font-weight-asian="bold" style:font-weight-complex="bold"/>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fo:font-weight="bold" style:font-weight-asian="bold" style:font-weight-complex="bold"/>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fo:font-weight="bold" style:font-weight-asian="bold" style:font-weight-complex="bold"/>
    </style:style>
    <style:style style:name="T107" style:parent-style-name="DefaultParagraphFont" style:family="text">
      <style:text-properties style:font-name="Times New Roman" fo:font-style="italic" style:font-style-asian="italic" style:font-style-complex="italic"/>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fo:font-weight="bold" style:font-weight-asian="bold" style:font-weight-complex="bold"/>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fo:font-weight="bold" style:font-weight-asian="bold" style:font-weight-complex="bold"/>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style:style>
    <style:style style:name="T118" style:parent-style-name="DefaultParagraphFont" style:family="text">
      <style:text-properties style:font-name="Times New Roman" fo:font-weight="bold" style:font-weight-asian="bold" style:font-weight-complex="bold"/>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fo:font-weight="bold" style:font-weight-asian="bold" style:font-weight-complex="bold"/>
    </style:style>
    <style:style style:name="T121" style:parent-style-name="DefaultParagraphFont" style:family="text">
      <style:text-properties style:font-name="Times New Roman"/>
    </style:style>
    <style:style style:name="T122" style:parent-style-name="DefaultParagraphFont" style:family="text">
      <style:text-properties style:font-name="Times New Roman" fo:font-weight="bold" style:font-weight-asian="bold" style:font-weight-complex="bold"/>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fo:font-weight="bold" style:font-weight-asian="bold" style:font-weight-complex="bold"/>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fo:font-style="italic" style:font-style-asian="italic" style:font-style-complex="italic"/>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fo:font-weight="bold" style:font-weight-asian="bold" style:font-weight-complex="bold"/>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fo:font-weight="bold" style:font-weight-asian="bold" style:font-weight-complex="bold"/>
    </style:style>
    <style:style style:name="T133" style:parent-style-name="DefaultParagraphFont" style:family="text">
      <style:text-properties style:font-name="Times New Roman"/>
    </style:style>
    <style:style style:name="P134" style:parent-style-name="Heading1" style:family="paragraph">
      <style:paragraph-properties fo:text-align="center"/>
      <style:text-properties style:font-name="Times New Roman" fo:font-weight="bold" style:font-weight-asian="bold" style:font-weight-complex="bold"/>
    </style:style>
    <style:style style:name="P135" style:parent-style-name="Normal" style:family="paragraph">
      <style:text-properties style:font-name="Times New Roman"/>
    </style:style>
    <style:style style:name="P136" style:parent-style-name="Normal" style:family="paragraph">
      <style:text-properties style:font-name="Times New Roman"/>
    </style:style>
    <style:style style:name="P137" style:parent-style-name="Normal" style:family="paragraph">
      <style:text-properties style:font-name="Times New Roman"/>
    </style:style>
    <style:style style:name="P138" style:parent-style-name="Heading1" style:family="paragraph">
      <style:paragraph-properties fo:text-align="center"/>
      <style:text-properties style:font-name="Times New Roman" fo:font-weight="bold" style:font-weight-asian="bold" style:font-weight-complex="bold"/>
    </style:style>
    <style:style style:name="P139" style:parent-style-name="Normal" style:family="paragraph">
      <style:text-properties style:font-name="Times New Roman" fo:font-weight="bold" style:font-weight-asian="bold" style:font-weight-complex="bold"/>
    </style:style>
    <style:style style:name="T140" style:parent-style-name="DefaultParagraphFont" style:family="text">
      <style:text-properties style:font-name="Times New Roman"/>
    </style:style>
    <style:style style:name="T141" style:parent-style-name="Hyperlink" style:family="text">
      <style:text-properties style:font-name="Times New Roman"/>
    </style:style>
    <style:style style:name="P142" style:parent-style-name="Normal" style:family="paragraph">
      <style:text-properties style:font-name="Times New Roman" fo:font-weight="bold" style:font-weight-asian="bold" style:font-weight-complex="bold"/>
    </style:style>
    <style:style style:name="T143" style:parent-style-name="DefaultParagraphFont" style:family="text">
      <style:text-properties style:font-name="Times New Roman"/>
    </style:style>
    <style:style style:name="T144" style:parent-style-name="Hyperlink" style:family="text">
      <style:text-properties style:font-name="Times New Roman"/>
    </style:style>
    <style:style style:name="P145" style:parent-style-name="Normal" style:family="paragraph">
      <style:text-properties style:font-name="Times New Roman" fo:font-weight="bold" style:font-weight-asian="bold" style:font-weight-complex="bold"/>
    </style:style>
    <style:style style:name="T146" style:parent-style-name="DefaultParagraphFont" style:family="text">
      <style:text-properties style:font-name="Times New Roman"/>
    </style:style>
    <style:style style:name="T147" style:parent-style-name="Hyperlink" style:family="text">
      <style:text-properties style:font-name="Times New Roman"/>
    </style:style>
    <style:style style:name="P148" style:parent-style-name="Normal" style:family="paragraph">
      <style:text-properties style:font-name="Times New Roman" fo:font-weight="bold" style:font-weight-asian="bold" style:font-weight-complex="bold"/>
    </style:style>
    <style:style style:name="T149" style:parent-style-name="DefaultParagraphFont" style:family="text">
      <style:text-properties style:font-name="Times New Roman"/>
    </style:style>
    <style:style style:name="T150" style:parent-style-name="Hyperlink"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DOMAIN UNDERSTANDING: Early Identification of Student Dropout Risk</text:span></text:p><text:p text:style-name="P12"><text:span text:style-name="T13">Practice Challenge: Student Dropout Predictor</text:span></text:p></draw:text-box><svg:title/><svg:desc/></draw:frame></text:span></text:p>
      <text:p text:style-name="P14"/>
      <text:p text:style-name="P15"/>
      <text:p text:style-name="P16"/>
      <text:h text:style-name="P17" text:outline-level="1">Introduction</text:h>
      <text:p text:style-name="Normal"><text:span text:style-name="T18">Student dropout in higher education is a serious problem for both students and universities<text:s/></text:span><text:span text:style-name="T19">(Heublein, 2014)</text:span><text:span text:style-name="T20">. When students leave their studies before graduating, it can lead to lost time, financial problems, and fewer career opportunities. For universities, it can mean lower retention rates and less effective use of resources.</text:span></text:p>
      <text:p text:style-name="Normal"><text:span text:style-name="T21">Because of this, it is useful to identify students who may be at risk as early as possible. Research shows that dropout is often not caused by one single reason, but by a combination of academic, personal, financial, and institutional factors that build up over time<text:s/></text:span><text:span text:style-name="T22">(Heublein, 2014)</text:span><text:span text:style-name="T23">. This document gives a short overview of the problem, the main factors that influence it, why early identification matters, and how the dataset connects to the problem.</text:span></text:p>
      <text:h text:style-name="P24" text:outline-level="1">Problem Context</text:h>
      <text:p text:style-name="Normal"><text:span text:style-name="T25">In higher education research, dropout is usually understood as leaving the higher education system without obtaining a degree<text:s/></text:span><text:span text:style-name="T26">(Heublein, 2014)</text:span><text:span text:style-name="T27">. However, dropout should be clearly separated from other situations such as changing programme, changing institution, or temporarily interrupting studies<text:s/></text:span><text:span text:style-name="T28">(Heublein, 2014)</text:span><text:span text:style-name="T29">.</text:span></text:p>
      <text:p text:style-name="Normal"><text:span text:style-name="T30">In this project, a<text:s/></text:span><text:span text:style-name="T31">struggling student</text:span><text:span text:style-name="T32"><text:s/>refers to a student who shows early signs of difficulty in their studies and may need additional support. These difficulties may be academic, financial, or personal. A struggling student has not necessarily<text:s/></text:span><text:span text:style-name="T33">dropped out</text:span><text:span text:style-name="T34">, but may show patterns that suggest a higher risk of poor academic progress or withdrawal from the programme.</text:span></text:p>
      <text:p text:style-name="Normal"><text:span text:style-name="T35">Examples of such signs may include low first-semester grades, completing few courses, unpaid tuition fees, or other indicators that suggest the student is having difficulty continuing successfully<text:s/></text:span><text:span text:style-name="T36">(Heublein, 2014)</text:span><text:span text:style-name="T37">. This project does not use the term<text:s/></text:span><text:span text:style-name="T38">struggling student</text:span><text:span text:style-name="T39"><text:s/>as an official dataset label. Instead, it is used as a practical way to describe students who may benefit from early intervention.</text:span></text:p>
      <text:p text:style-name="P40">Although dropout is the final outcome of interest in many studies, this project is also concerned with the earlier process that may lead to dropout. A student may show signs of academic difficulty before actually leaving the programme. For this reason, the project approaches dropout risk as an early warning problem rather than only a final yes-or-no outcome. The dataset does not directly label “student struggle,” but it includes several indicators that may reflect early risk patterns.</text:p>
      <text:h text:style-name="P41" text:outline-level="1">Why Early Identification Matters</text:h>
      <text:p text:style-name="Normal"><text:span text:style-name="T42">Early identification is important because student difficulties often do not appear suddenly. In many cases, there are warning signs before a student leaves their studies or falls further behind<text:s/></text:span><text:span text:style-name="T43">(Heublein, 2014).</text:span><text:span text:style-name="T44"><text:s/></text:span></text:p>
      <text:p text:style-name="P45">If these signs are noticed early, universities may be able to offer support before the situation becomes more serious. This support could include academic guidance, financial help, mentoring, or other forms of intervention.</text:p>
      <text:soft-page-break/>
      <text:p text:style-name="Normal"><text:span text:style-name="T46">For this reason, the goal of this project is not to label students, but to help identify students who may need<text:s/></text:span><text:span text:style-name="T47">extra attention at an earlier stage</text:span><text:span text:style-name="T48">.</text:span></text:p>
      <text:h text:style-name="P49" text:outline-level="1">Factors Influencing Student Struggle or Dropout</text:h>
      <text:p text:style-name="Normal"><text:span text:style-name="T50">Research shows that student<text:s/></text:span><text:span text:style-name="T51">struggle</text:span><text:span text:style-name="T52"><text:s/>and<text:s/></text:span><text:span text:style-name="T53">dropout</text:span><text:span text:style-name="T54"><text:s/>are usually influenced by more than one factor. Instead, they often develop through a combination of academic, financial, personal, and institutional difficulties<text:s/></text:span><text:span text:style-name="T55">(Agrusti et al., 2019)</text:span><text:span text:style-name="T56">.<text:s/></text:span></text:p>
      <text:p text:style-name="Normal"><text:span text:style-name="T57">Academic factors</text:span><text:span text:style-name="T58"><text:s/>are among the most important. Students who receive low grades, complete fewer courses, or have difficulty keeping up with the study workload may face a higher risk of poor academic progress or withdrawal<text:s/></text:span><text:span text:style-name="T59">(Agrusti et al., 2019).</text:span></text:p>
      <text:p text:style-name="Normal"><text:span text:style-name="T60">Financial and administrative factors</text:span><text:span text:style-name="T61"><text:s/>may also play an important role. Problems such as unpaid tuition fees, financial pressure, or the need to spend a large amount of time working alongside studies can make it harder for students to continue successfully.<text:s/></text:span></text:p>
      <text:p text:style-name="Normal"><text:span text:style-name="T62">In addition, personal and institutional factors may also influence student outcomes. These can include weak motivation, wrong expectations about the programme, poor fit with the field of study, limited access to support, or difficulties adapting to the academic environment<text:s/></text:span><text:span text:style-name="T63">(Heublein, 2014)</text:span><text:span text:style-name="T64">.<text:s/></text:span></text:p>
      <text:h text:style-name="P65" text:outline-level="1">Ethical Considerations</text:h>
      <text:h text:style-name="P66" text:outline-level="2">Fairness and Bias</text:h>
      <text:p text:style-name="Normal"><text:span text:style-name="T67">Using student data for predictions raises important questions about<text:s/></text:span><text:span text:style-name="T68">fairness</text:span><text:span text:style-name="T69">. Some variables may reflect demographic background or family circumstances rather than a student’s actual academic progress. If such features are used without care, the model may learn patterns connected to<text:s/></text:span><text:span text:style-name="T70">social inequality</text:span><text:span text:style-name="T71"><text:s/>instead of<text:s/></text:span><text:span text:style-name="T72">educational need</text:span><text:span text:style-name="T73">. Because of this,<text:s/></text:span><text:span text:style-name="T74">fairness</text:span><text:span text:style-name="T75"><text:s/>and<text:s/></text:span><text:span text:style-name="T76">non-discrimination</text:span><text:span text:style-name="T77"><text:s/>should be considered when deciding which variables are appropriate to include in the project<text:s/></text:span><text:span text:style-name="T78">(European Commission, 2019)</text:span><text:span text:style-name="T79">.<text:s/></text:span></text:p>
      <text:h text:style-name="P80" text:outline-level="2">Privacy and Data Minimization</text:h>
      <text:p text:style-name="Normal"><text:span text:style-name="T81">Student data is<text:s/></text:span><text:span text:style-name="T82">personal</text:span><text:span text:style-name="T83"><text:s/>and should be handled carefully. A predictive system should only use data that is necessary for its purpose. In this project, that means the use of sensitive or background-related variables should be considered critically and justified clearly. The goal is not to collect as much data as possible, but to use only the information that is<text:s/></text:span><text:span text:style-name="T84">relevant</text:span><text:span text:style-name="T85"><text:s/>for identifying students who may need support<text:s/></text:span><text:span text:style-name="T86">(European Union, 2016)</text:span><text:span text:style-name="T87">.</text:span></text:p>
      <text:h text:style-name="P88" text:outline-level="2">Responsible Use of Predictions</text:h>
      <text:p text:style-name="Normal"><text:span text:style-name="T89">Predictions in this project should be used as<text:s/></text:span><text:span text:style-name="T90">support signals</text:span><text:span text:style-name="T91">, not as final judgments about a student’s future. A higher predicted risk does not mean that a student will<text:s/></text:span><text:span text:style-name="T92">definitely fail</text:span><text:span text:style-name="T93"><text:s/>or<text:s/></text:span><text:span text:style-name="T94">leave their studies</text:span><text:span text:style-name="T95">. Instead, it should be understood as an early warning sign that may help the institution offer guidance, mentoring, financial support, or other forms of intervention. For this reason, the model should<text:s/></text:span><text:span text:style-name="T96">support</text:span><text:span text:style-name="T97"><text:s/>human decision-making rather than replace it<text:s/></text:span><text:span text:style-name="T98">(European Commission, 2019)</text:span><text:span text:style-name="T99">.</text:span></text:p>
      <text:soft-page-break/>
      <text:h text:style-name="P100" text:outline-level="1">Stakeholder Perspective</text:h>
      <text:p text:style-name="P101">TODO</text:p>
      <text:h text:style-name="P102" text:outline-level="1">Dataset Relevance and Limitations</text:h>
      <text:p text:style-name="Normal"><text:span text:style-name="T103">The dataset used in this project is relevant because it contains several types of variables that are closely related to student<text:s/></text:span><text:span text:style-name="T104">struggle</text:span><text:span text:style-name="T105"><text:s/>and<text:s/></text:span><text:span text:style-name="T106">dropout<text:s/></text:span><text:span text:style-name="T107">(Heublein, 2014)</text:span><text:span text:style-name="T108">. These include<text:s/></text:span><text:span text:style-name="T109">academic indicators</text:span><text:span text:style-name="T110"><text:s/>such as admission grade, first-semester grades, number of evaluations, and number of approved curricular units. These variables are especially useful because they can reflect early academic progress and may show warning signs when a student begins to fall behind.</text:span></text:p>
      <text:p text:style-name="Normal"><text:span text:style-name="T111">The dataset also includes<text:s/></text:span><text:span text:style-name="T112">financial and administrative variables</text:span><text:span text:style-name="T113">, such as debtor status, tuition fees up to date, and scholarship holder status. These features are relevant because financial pressure and administrative difficulties may also affect a student’s ability to continue successfully. In addition, the dataset contains demographic and background information, such as age at enrollment, previous qualification, nationality, and parental education or occupation, which may provide broader context about student circumstances.</text:span></text:p>
      <text:p text:style-name="Normal"><text:span text:style-name="T114">In addition, while the dataset contains both first-semester and second-semester academic variables, not all of these are equally suitable for early prediction. Features from later stages of study may be less appropriate when the goal is to identify risk as<text:s/></text:span><text:span text:style-name="T115">early as possible</text:span><text:span text:style-name="T116">.</text:span></text:p>
      <text:p text:style-name="Normal"><text:span text:style-name="T117">Another strength of the dataset is that it includes a<text:s/></text:span><text:span text:style-name="T118">target variable</text:span><text:span text:style-name="T119"><text:s/>with student outcomes such as<text:s/></text:span><text:span text:style-name="T120">Dropout</text:span><text:span text:style-name="T121">,<text:s/></text:span><text:span text:style-name="T122">Graduate</text:span><text:span text:style-name="T123">, and<text:s/></text:span><text:span text:style-name="T124">Enrolled</text:span><text:span text:style-name="T125">. This makes it possible to study how early academic and administrative indicators relate to later student outcomes.</text:span></text:p>
      <text:p text:style-name="Normal"><text:span text:style-name="T126">At the same time, the dataset also has limitations. Although it includes many useful indicators, it does not directly capture some important aspects of student struggle, such as motivation, mental health, satisfaction with the programme, social integration, or detailed access to institutional support<text:s/></text:span><text:span text:style-name="T127">(Heublein, 2014)</text:span><text:span text:style-name="T128">. Because of this, the dataset can help identify patterns linked to risk, but it cannot fully explain the personal or social reasons behind a student’s situation.</text:span></text:p>
      <text:p text:style-name="Normal"><text:span text:style-name="T129">For this reason, the dataset provides a useful basis for early risk analysis, but the results should still be interpreted with care and understood as<text:s/></text:span><text:span text:style-name="T130">support indicators</text:span><text:span text:style-name="T131"><text:s/>rather than<text:s/></text:span><text:span text:style-name="T132">complete explanations</text:span><text:span text:style-name="T133">.</text:span></text:p>
      <text:h text:style-name="P134" text:outline-level="1">Conclusion</text:h>
      <text:p text:style-name="P135">Student struggle and dropout in higher education are complex issues influenced by a combination of academic, financial, personal, and institutional factors. Because these difficulties often develop over time, early identification can help universities notice warning signs and provide support before the situation becomes more serious.</text:p>
      <text:p text:style-name="P136">This document has shown that the problem should not be understood only as a final dropout outcome, but also as a process in which students may experience increasing difficulty during their studies. It has also highlighted that predictive systems in this context must be designed carefully, with attention to fairness, privacy, and responsible use.</text:p>
      <text:soft-page-break/>
      <text:p text:style-name="P137">Overall, the selected dataset provides a useful basis for exploring early risk patterns, even though it does not capture the full personal and social context behind student struggle. For this reason, any predictions should be used as support for human decision-making rather than as final judgments about students.</text:p>
      <text:h text:style-name="P138" text:outline-level="1">References</text:h>
      <text:p text:style-name="P139">Heublein, U. (2014)</text:p>
      <text:p text:style-name="Normal"><text:span text:style-name="T140">Student drop-out from German higher education institutions.<text:s/></text:span><text:a xlink:href="https://onlinelibrary.wiley.com/doi/full/10.1111/ejed.12097" office:target-frame-name="_top" xlink:show="replace"><text:span text:style-name="T141">https://onlinelibrary.wiley.com/doi/full/10.1111/ejed.12097</text:span></text:a></text:p>
      <text:p text:style-name="P142">Agrusti, F., Bonavolontà, G., &amp; Mezzini, M. (2019)</text:p>
      <text:p text:style-name="Normal"><text:span text:style-name="T143">University Dropout Prediction through Educational Data Mining Techniques: A Systematic Review<text:s/></text:span><text:a xlink:href="https://www.je-lks.org/ojs/index.php/Je-LKS_EN/article/view/1135017" office:target-frame-name="_top" xlink:show="replace"><text:span text:style-name="T144">https://www.je-lks.org/ojs/index.php/Je-LKS_EN/article/view/1135017</text:span></text:a></text:p>
      <text:p text:style-name="P145">European Commission. (2019)</text:p>
      <text:p text:style-name="Normal"><text:span text:style-name="T146">Ethics guidelines for trustworthy AI<text:s/></text:span><text:a xlink:href="https://digital-strategy.ec.europa.eu/en/library/ethics-guidelines-trustworthy-ai" office:target-frame-name="_top" xlink:show="replace"><text:span text:style-name="T147">https://digital-strategy.ec.europa.eu/en/library/ethics-guidelines-trustworthy-ai</text:span></text:a></text:p>
      <text:p text:style-name="P148">European Union. (2016)</text:p>
      <text:p text:style-name="Normal"><text:span text:style-name="T149">Regulation (EU) 2016/679 (General Data Protection Regulation)<text:s/></text:span><text:a xlink:href="https://eur-lex.europa.eu/eli/reg/2016/679/oj/eng" office:target-frame-name="_top" xlink:show="replace"><text:span text:style-name="T150">https://eur-lex.europa.eu/eli/reg/2016/679/oj/e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MAIN UNDERSTANDING: PREDICTING STUDENT DROPOUTx USING MACHINE LEARNING</dc:title>
    <dc:description/>
    <dc:subject>Practice Challenge: Student Dropout Predictor</dc:subject>
    <meta:initial-creator>Malamski,Dimitar D.S.</meta:initial-creator>
    <dc:creator>Malamski,Dimitar D.S.</dc:creator>
    <meta:creation-date>2026-03-26T17:04:00Z</meta:creation-date>
    <dc:date>2026-03-30T16:00:00Z</dc:date>
    <meta:template xlink:href="Normal.dotm" xlink:type="simple"/>
    <meta:editing-cycles>62</meta:editing-cycles>
    <meta:editing-duration>PT7800S</meta:editing-duration>
    <meta:document-statistic meta:page-count="6" meta:paragraph-count="19" meta:word-count="1475" meta:character-count="9867" meta:row-count="70" meta:non-whitespace-character-count="8411"/>
  </office:meta>
</office:document-meta>
</file>